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4479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none" fo:border-bottom="none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paragraph-rsid="000838f9"/>
    </style:style>
    <style:style style:name="P2" style:family="paragraph" style:parent-style-name="Text_20_body">
      <style:paragraph-properties fo:text-align="center" style:justify-single-word="false"/>
      <style:text-properties officeooo:rsid="00069c79" officeooo:paragraph-rsid="00093d55"/>
    </style:style>
    <style:style style:name="P3" style:family="paragraph" style:parent-style-name="Text_20_body">
      <style:paragraph-properties fo:text-align="center" style:justify-single-word="false"/>
      <style:text-properties officeooo:rsid="000b7b1a" officeooo:paragraph-rsid="000b7b1a"/>
    </style:style>
    <style:style style:name="P4" style:family="paragraph" style:parent-style-name="Text_20_body">
      <style:paragraph-properties fo:text-align="center" style:justify-single-word="false"/>
      <style:text-properties officeooo:rsid="000d77dc" officeooo:paragraph-rsid="000d77dc"/>
    </style:style>
    <style:style style:name="P5" style:family="paragraph" style:parent-style-name="Text_20_body">
      <style:paragraph-properties fo:text-align="center" style:justify-single-word="false"/>
      <style:text-properties officeooo:rsid="000ef04c" officeooo:paragraph-rsid="000ef04c"/>
    </style:style>
    <style:style style:name="P6" style:family="paragraph" style:parent-style-name="Text_20_body">
      <style:paragraph-properties fo:text-align="center" style:justify-single-word="false"/>
      <style:text-properties officeooo:rsid="0010eb0d" officeooo:paragraph-rsid="0010eb0d"/>
    </style:style>
    <style:style style:name="P7" style:family="paragraph" style:parent-style-name="Text_20_body">
      <style:paragraph-properties fo:text-align="center" style:justify-single-word="false"/>
      <style:text-properties officeooo:rsid="003fc50d" officeooo:paragraph-rsid="003fc50d"/>
    </style:style>
    <style:style style:name="P8" style:family="paragraph" style:parent-style-name="Table_20_Contents">
      <style:paragraph-properties fo:text-align="center" style:justify-single-word="false"/>
      <style:text-properties officeooo:rsid="00069c79" officeooo:paragraph-rsid="00069c79"/>
    </style:style>
    <style:style style:name="P9" style:family="paragraph" style:parent-style-name="Table_20_Contents">
      <style:paragraph-properties fo:text-align="center" style:justify-single-word="false"/>
      <style:text-properties officeooo:rsid="00069c79" officeooo:paragraph-rsid="00093d55"/>
    </style:style>
    <style:style style:name="P10" style:family="paragraph" style:parent-style-name="Table_20_Contents">
      <style:paragraph-properties fo:text-align="center" style:justify-single-word="false"/>
      <style:text-properties officeooo:rsid="0006a10c" officeooo:paragraph-rsid="0006a10c"/>
    </style:style>
    <style:style style:name="P11" style:family="paragraph" style:parent-style-name="Table_20_Contents">
      <style:paragraph-properties fo:text-align="center" style:justify-single-word="false"/>
      <style:text-properties officeooo:rsid="000b7b1a" officeooo:paragraph-rsid="000b7b1a"/>
    </style:style>
    <style:style style:name="P12" style:family="paragraph" style:parent-style-name="Table_20_Contents">
      <style:paragraph-properties fo:text-align="center" style:justify-single-word="false"/>
      <style:text-properties officeooo:rsid="000d77dc" officeooo:paragraph-rsid="000d77dc"/>
    </style:style>
    <style:style style:name="P13" style:family="paragraph" style:parent-style-name="Table_20_Contents">
      <style:paragraph-properties fo:text-align="center" style:justify-single-word="false"/>
      <style:text-properties officeooo:rsid="000ef04c" officeooo:paragraph-rsid="000ef04c"/>
    </style:style>
    <style:style style:name="P14" style:family="paragraph" style:parent-style-name="Table_20_Contents">
      <style:paragraph-properties fo:text-align="center" style:justify-single-word="false"/>
      <style:text-properties officeooo:rsid="0010eb0d" officeooo:paragraph-rsid="0010eb0d"/>
    </style:style>
    <style:style style:name="P15" style:family="paragraph" style:parent-style-name="Table_20_Contents">
      <style:paragraph-properties fo:text-align="center" style:justify-single-word="false"/>
      <style:text-properties officeooo:rsid="00112e1e" officeooo:paragraph-rsid="00112e1e"/>
    </style:style>
    <style:style style:name="P16" style:family="paragraph" style:parent-style-name="Table_20_Contents">
      <style:paragraph-properties fo:text-align="center" style:justify-single-word="false"/>
      <style:text-properties officeooo:rsid="00150a52" officeooo:paragraph-rsid="00150a52"/>
    </style:style>
    <style:style style:name="P17" style:family="paragraph" style:parent-style-name="Table_20_Contents">
      <style:paragraph-properties fo:text-align="center" style:justify-single-word="false"/>
      <style:text-properties officeooo:rsid="001a026b" officeooo:paragraph-rsid="001a026b"/>
    </style:style>
    <style:style style:name="P18" style:family="paragraph" style:parent-style-name="Table_20_Contents">
      <style:paragraph-properties fo:text-align="center" style:justify-single-word="false"/>
      <style:text-properties officeooo:rsid="001bf6d6" officeooo:paragraph-rsid="001bf6d6"/>
    </style:style>
    <style:style style:name="P19" style:family="paragraph" style:parent-style-name="Table_20_Contents">
      <style:paragraph-properties fo:text-align="center" style:justify-single-word="false"/>
      <style:text-properties officeooo:rsid="001d64e2" officeooo:paragraph-rsid="001d64e2"/>
    </style:style>
    <style:style style:name="P20" style:family="paragraph" style:parent-style-name="Table_20_Contents">
      <style:paragraph-properties fo:text-align="center" style:justify-single-word="false"/>
      <style:text-properties officeooo:rsid="001e08b1" officeooo:paragraph-rsid="001e08b1"/>
    </style:style>
    <style:style style:name="P21" style:family="paragraph" style:parent-style-name="Table_20_Contents">
      <style:paragraph-properties fo:text-align="center" style:justify-single-word="false"/>
      <style:text-properties officeooo:rsid="001e615f" officeooo:paragraph-rsid="001e615f"/>
    </style:style>
    <style:style style:name="P22" style:family="paragraph" style:parent-style-name="Table_20_Contents">
      <style:paragraph-properties fo:text-align="center" style:justify-single-word="false"/>
      <style:text-properties officeooo:rsid="001f25e5" officeooo:paragraph-rsid="001f25e5"/>
    </style:style>
    <style:style style:name="P23" style:family="paragraph" style:parent-style-name="Table_20_Contents">
      <style:paragraph-properties fo:text-align="center" style:justify-single-word="false"/>
      <style:text-properties officeooo:rsid="0021c65d" officeooo:paragraph-rsid="0021c65d"/>
    </style:style>
    <style:style style:name="P24" style:family="paragraph" style:parent-style-name="Table_20_Contents">
      <style:paragraph-properties fo:text-align="center" style:justify-single-word="false"/>
      <style:text-properties fo:color="#000000" fo:font-weight="normal" officeooo:rsid="00270674" officeooo:paragraph-rsid="00270674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fo:font-weight="normal" officeooo:rsid="002b6297" officeooo:paragraph-rsid="002b6297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fo:font-weight="normal" officeooo:rsid="002cdcf5" officeooo:paragraph-rsid="002cdcf5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fo:font-weight="normal" officeooo:rsid="002ebbef" officeooo:paragraph-rsid="002ebbef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fo:font-weight="normal" officeooo:rsid="003066b8" officeooo:paragraph-rsid="003066b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fo:font-weight="normal" officeooo:rsid="0032a4bf" officeooo:paragraph-rsid="0032a4bf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fo:font-weight="normal" officeooo:rsid="00364d33" officeooo:paragraph-rsid="00364d33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fo:font-weight="normal" officeooo:rsid="0036f5ef" officeooo:paragraph-rsid="0036f5ef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fo:font-weight="normal" officeooo:rsid="00377b4c" officeooo:paragraph-rsid="00377b4c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fo:font-weight="normal" officeooo:rsid="003b04dc" officeooo:paragraph-rsid="003b04dc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fo:font-weight="normal" officeooo:rsid="003b6fb2" officeooo:paragraph-rsid="003b6fb2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fo:font-weight="normal" officeooo:rsid="003bf668" officeooo:paragraph-rsid="003bf668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fo:font-weight="normal" officeooo:rsid="0040baa1" officeooo:paragraph-rsid="0040baa1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fo:font-weight="normal" officeooo:rsid="00463db4" officeooo:paragraph-rsid="00463db4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fo:font-weight="normal" officeooo:rsid="004ab01d" officeooo:paragraph-rsid="004ab01d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fo:font-weight="normal" officeooo:rsid="004b2c39" officeooo:paragraph-rsid="004b2c39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fo:font-weight="normal" officeooo:rsid="004b603b" officeooo:paragraph-rsid="004b603b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fo:font-weight="normal" officeooo:rsid="004f1407" officeooo:paragraph-rsid="004f1407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00" fo:font-weight="normal" officeooo:rsid="00502935" officeooo:paragraph-rsid="00502935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00" fo:font-weight="normal" officeooo:rsid="0050c695" officeooo:paragraph-rsid="0050c695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000000" fo:font-weight="normal" officeooo:rsid="0052eefb" officeooo:paragraph-rsid="0052eefb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000000" fo:font-weight="bold" officeooo:rsid="002514f3" officeooo:paragraph-rsid="002514f3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270674" officeooo:paragraph-rsid="00270674"/>
    </style:style>
    <style:style style:name="P47" style:family="paragraph" style:parent-style-name="Table_20_Contents">
      <style:paragraph-properties fo:text-align="center" style:justify-single-word="false"/>
      <style:text-properties officeooo:rsid="002514f3" officeooo:paragraph-rsid="002514f3"/>
    </style:style>
    <style:style style:name="P48" style:family="paragraph" style:parent-style-name="Table_20_Contents">
      <style:paragraph-properties fo:text-align="center" style:justify-single-word="false"/>
      <style:text-properties officeooo:rsid="0029d01f" officeooo:paragraph-rsid="0029d01f"/>
    </style:style>
    <style:style style:name="P49" style:family="paragraph" style:parent-style-name="Table_20_Contents">
      <style:paragraph-properties fo:text-align="center" style:justify-single-word="false"/>
      <style:text-properties officeooo:rsid="002b6297" officeooo:paragraph-rsid="002b6297"/>
    </style:style>
    <style:style style:name="P50" style:family="paragraph" style:parent-style-name="Table_20_Contents">
      <style:paragraph-properties fo:text-align="center" style:justify-single-word="false"/>
      <style:text-properties officeooo:rsid="002cdcf5" officeooo:paragraph-rsid="002cdcf5"/>
    </style:style>
    <style:style style:name="P51" style:family="paragraph" style:parent-style-name="Table_20_Contents">
      <style:paragraph-properties fo:text-align="center" style:justify-single-word="false"/>
      <style:text-properties officeooo:rsid="002ebbef" officeooo:paragraph-rsid="002ebbef"/>
    </style:style>
    <style:style style:name="P52" style:family="paragraph" style:parent-style-name="Table_20_Contents">
      <style:paragraph-properties fo:text-align="center" style:justify-single-word="false"/>
      <style:text-properties officeooo:rsid="003066b8" officeooo:paragraph-rsid="003066b8"/>
    </style:style>
    <style:style style:name="P53" style:family="paragraph" style:parent-style-name="Table_20_Contents">
      <style:paragraph-properties fo:text-align="center" style:justify-single-word="false"/>
      <style:text-properties officeooo:rsid="0032a4bf" officeooo:paragraph-rsid="0032a4bf"/>
    </style:style>
    <style:style style:name="P54" style:family="paragraph" style:parent-style-name="Table_20_Contents">
      <style:paragraph-properties fo:text-align="center" style:justify-single-word="false"/>
      <style:text-properties officeooo:rsid="00334ad0" officeooo:paragraph-rsid="00334ad0"/>
    </style:style>
    <style:style style:name="P55" style:family="paragraph" style:parent-style-name="Table_20_Contents">
      <style:paragraph-properties fo:text-align="center" style:justify-single-word="false"/>
      <style:text-properties officeooo:rsid="00364d33" officeooo:paragraph-rsid="00364d33"/>
    </style:style>
    <style:style style:name="P56" style:family="paragraph" style:parent-style-name="Table_20_Contents">
      <style:paragraph-properties fo:text-align="center" style:justify-single-word="false"/>
      <style:text-properties officeooo:rsid="0036f5ef" officeooo:paragraph-rsid="0036f5ef"/>
    </style:style>
    <style:style style:name="P57" style:family="paragraph" style:parent-style-name="Table_20_Contents">
      <style:paragraph-properties fo:text-align="center" style:justify-single-word="false"/>
      <style:text-properties officeooo:rsid="00377b4c" officeooo:paragraph-rsid="00377b4c"/>
    </style:style>
    <style:style style:name="P58" style:family="paragraph" style:parent-style-name="Table_20_Contents">
      <style:paragraph-properties fo:text-align="center" style:justify-single-word="false"/>
      <style:text-properties officeooo:rsid="003b04dc" officeooo:paragraph-rsid="003b04dc"/>
    </style:style>
    <style:style style:name="P59" style:family="paragraph" style:parent-style-name="Table_20_Contents">
      <style:paragraph-properties fo:text-align="center" style:justify-single-word="false"/>
      <style:text-properties officeooo:rsid="003b6fb2" officeooo:paragraph-rsid="003b6fb2"/>
    </style:style>
    <style:style style:name="P60" style:family="paragraph" style:parent-style-name="Table_20_Contents">
      <style:paragraph-properties fo:text-align="center" style:justify-single-word="false"/>
      <style:text-properties officeooo:rsid="003bf668" officeooo:paragraph-rsid="003bf668"/>
    </style:style>
    <style:style style:name="P61" style:family="paragraph" style:parent-style-name="Table_20_Contents">
      <style:paragraph-properties fo:text-align="center" style:justify-single-word="false"/>
      <style:text-properties officeooo:rsid="003fc50d" officeooo:paragraph-rsid="003fc50d"/>
    </style:style>
    <style:style style:name="P62" style:family="paragraph" style:parent-style-name="Table_20_Contents">
      <style:paragraph-properties fo:text-align="center" style:justify-single-word="false"/>
      <style:text-properties officeooo:rsid="0040baa1" officeooo:paragraph-rsid="0040baa1"/>
    </style:style>
    <style:style style:name="P63" style:family="paragraph" style:parent-style-name="Table_20_Contents">
      <style:paragraph-properties fo:text-align="center" style:justify-single-word="false"/>
      <style:text-properties officeooo:rsid="00463db4" officeooo:paragraph-rsid="00463db4"/>
    </style:style>
    <style:style style:name="P64" style:family="paragraph" style:parent-style-name="Table_20_Contents">
      <style:paragraph-properties fo:text-align="center" style:justify-single-word="false"/>
      <style:text-properties officeooo:rsid="004ab01d" officeooo:paragraph-rsid="004ab01d"/>
    </style:style>
    <style:style style:name="P65" style:family="paragraph" style:parent-style-name="Table_20_Contents">
      <style:paragraph-properties fo:text-align="center" style:justify-single-word="false"/>
      <style:text-properties officeooo:rsid="004b2c39" officeooo:paragraph-rsid="004b2c39"/>
    </style:style>
    <style:style style:name="P66" style:family="paragraph" style:parent-style-name="Table_20_Contents">
      <style:paragraph-properties fo:text-align="center" style:justify-single-word="false"/>
      <style:text-properties officeooo:rsid="004b603b" officeooo:paragraph-rsid="004b603b"/>
    </style:style>
    <style:style style:name="P67" style:family="paragraph" style:parent-style-name="Table_20_Contents">
      <style:paragraph-properties fo:text-align="center" style:justify-single-word="false"/>
      <style:text-properties officeooo:rsid="004f1407" officeooo:paragraph-rsid="004f1407"/>
    </style:style>
    <style:style style:name="P68" style:family="paragraph" style:parent-style-name="Table_20_Contents">
      <style:paragraph-properties fo:text-align="center" style:justify-single-word="false"/>
      <style:text-properties officeooo:rsid="00502935" officeooo:paragraph-rsid="00502935"/>
    </style:style>
    <style:style style:name="P69" style:family="paragraph" style:parent-style-name="Table_20_Contents">
      <style:paragraph-properties fo:text-align="center" style:justify-single-word="false"/>
      <style:text-properties officeooo:rsid="0050c695" officeooo:paragraph-rsid="0050c695"/>
    </style:style>
    <style:style style:name="P70" style:family="paragraph" style:parent-style-name="Table_20_Contents">
      <style:paragraph-properties fo:text-align="center" style:justify-single-word="false"/>
      <style:text-properties officeooo:rsid="0052eefb" officeooo:paragraph-rsid="0052eefb"/>
    </style:style>
    <style:style style:name="P71" style:family="paragraph" style:parent-style-name="Standard">
      <style:text-properties officeooo:rsid="002084f5" officeooo:paragraph-rsid="002084f5"/>
    </style:style>
    <style:style style:name="P72" style:family="paragraph" style:parent-style-name="Standard">
      <style:text-properties officeooo:rsid="0050cd02" officeooo:paragraph-rsid="0050cd02"/>
    </style:style>
    <style:style style:name="P73" style:family="paragraph" style:parent-style-name="Table_20_Contents">
      <style:paragraph-properties fo:text-align="center" style:justify-single-word="false"/>
      <style:text-properties fo:color="#000000" fo:font-weight="normal" officeooo:rsid="005325ea" officeooo:paragraph-rsid="005325ea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officeooo:rsid="005325ea" officeooo:paragraph-rsid="005325ea"/>
    </style:style>
    <style:style style:name="T1" style:family="text">
      <style:text-properties officeooo:rsid="000838f9"/>
    </style:style>
    <style:style style:name="T2" style:family="text">
      <style:text-properties officeooo:rsid="00093d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Hint</text:p>
          </table:table-cell>
          <table:table-cell table:style-name="Table1.B1" office:value-type="string">
            <text:p text:style-name="P8">Link</text:p>
          </table:table-cell>
        </table:table-row>
        <table:table-row>
          <table:table-cell table:style-name="Table1.A2" office:value-type="string">
            <text:p text:style-name="P8">Android Beginner</text:p>
          </table:table-cell>
          <table:table-cell table:style-name="Table1.B2" office:value-type="string">
            <text:p text:style-name="P2"><text:a xlink:type="simple" xlink:href="https://www.udacity.com/course/android-development-for-beginners--ud837" text:style-name="Internet_20_link" text:visited-style-name="Visited_20_Internet_20_Link"><text:span text:style-name="T2">https://www.udacity.com/course/android-development-for-beginners--ud837</text:span></text:a></text:p>
          </table:table-cell>
        </table:table-row>
        <table:table-row>
          <table:table-cell table:style-name="Table1.A2" office:value-type="string">
            <text:p text:style-name="P8">Android Fundamental</text:p>
          </table:table-cell>
          <table:table-cell table:style-name="Table1.B2" office:value-type="string">
            <text:p text:style-name="P9"><text:bookmark-start text:name="__DdeLink__98_1681963631"/><text:bookmark-start text:name="__DdeLink__90_1105259332"/><text:bookmark-start text:name="__DdeLink__94_1732392999"/><text:bookmark-start text:name="__DdeLink__290_972933912"/><text:a xlink:type="simple" xlink:href="https://www.udacity.com/course/new-android-fundamentals--ud851" text:style-name="Internet_20_link" text:visited-style-name="Visited_20_Internet_20_Link"><text:span text:style-name="T2">https://www.udacity.com/course/new-android-fundamentals--ud851</text:span></text:a><text:bookmark-end text:name="__DdeLink__98_1681963631"/><text:bookmark-end text:name="__DdeLink__90_1105259332"/><text:bookmark-end text:name="__DdeLink__94_1732392999"/><text:bookmark-end text:name="__DdeLink__290_972933912"/></text:p>
          </table:table-cell>
        </table:table-row>
        <table:table-row>
          <table:table-cell table:style-name="Table1.A2" office:value-type="string">
            <text:p text:style-name="P10">Java Intro To basics</text:p>
          </table:table-cell>
          <table:table-cell table:style-name="Table1.B2" office:value-type="string">
            <text:p text:style-name="P1"><text:a xlink:type="simple" xlink:href="https://www.udacity.com/course/intro-to-java-programming--cs046" text:style-name="Internet_20_link" text:visited-style-name="Visited_20_Internet_20_Link"><text:span text:style-name="T1">https://www.udacity.com/course/intro-to-java-programming--cs046</text:span></text:a></text:p>
          </table:table-cell>
        </table:table-row>
        <table:table-row>
          <table:table-cell table:style-name="Table1.A2" office:value-type="string">
            <text:p text:style-name="P11">Material Design</text:p>
            <text:p text:style-name="P11">Typography</text:p>
          </table:table-cell>
          <table:table-cell table:style-name="Table1.B2" office:value-type="string">
            <text:p text:style-name="P3"><text:bookmark-start text:name="__DdeLink__86_1433264367"/><text:a xlink:type="simple" xlink:href="https://material.io/guidelines/style/typography.html#typography-styles" text:style-name="Internet_20_link" text:visited-style-name="Visited_20_Internet_20_Link">https://material.io/guidelines/style/typography.html#typography-styles</text:a><text:bookmark-end text:name="__DdeLink__86_1433264367"/></text:p>
          </table:table-cell>
        </table:table-row>
        <table:table-row>
          <table:table-cell table:style-name="Table1.A2" office:value-type="string">
            <text:p text:style-name="P12">Tips Typographic</text:p>
          </table:table-cell>
          <table:table-cell table:style-name="Table1.B2" office:value-type="string">
            <text:p text:style-name="P4"><text:a xlink:type="simple" xlink:href="https://plus.google.com/+k6iGAk6iGndroidDevelopers/posts/gQuBtnuk6iG" text:style-name="Internet_20_link" text:visited-style-name="Visited_20_Internet_20_Link">https://plus.google.com/+k6iGAk6iGndroidDevelopers/posts/gQuBtnuk6iG</text:a></text:p>
          </table:table-cell>
        </table:table-row>
        <table:table-row>
          <table:table-cell table:style-name="Table1.A2" office:value-type="string">
            <text:p text:style-name="P13">Typography</text:p>
          </table:table-cell>
          <table:table-cell table:style-name="Table1.B2" office:value-type="string">
            <text:p text:style-name="P5"><text:a xlink:type="simple" xlink:href="https://material.io/guidelines/style/typography.html" text:style-name="Internet_20_link" text:visited-style-name="Visited_20_Internet_20_Link">https://material.io/guidelines/style/typography.html</text:a></text:p>
          </table:table-cell>
        </table:table-row>
        <table:table-row>
          <table:table-cell table:style-name="Table1.A2" office:value-type="string">
            <text:p text:style-name="P61">Material Design Metrices and keyline </text:p>
          </table:table-cell>
          <table:table-cell table:style-name="Table1.B2" office:value-type="string">
            <text:p text:style-name="P7"><text:a xlink:type="simple" xlink:href="https://material.io/guidelines/layout/metrics-keylines.html#metrics-keylines-keylines-spacing" text:style-name="Internet_20_link" text:visited-style-name="Visited_20_Internet_20_Link">https://material.io/guidelines/layout/metrics-keylines.html#metrics-keylines-keylines-spacing</text:a></text:p>
          </table:table-cell>
        </table:table-row>
        <table:table-row>
          <table:table-cell table:style-name="Table1.A9" office:value-type="string">
            <text:p text:style-name="P14">Constraint Layout</text:p>
          </table:table-cell>
          <table:table-cell table:style-name="Table1.B9" office:value-type="string">
            <text:p text:style-name="P6"><text:a xlink:type="simple" xlink:href="https://developer.android.com/studio/write/layout-editor.html" text:style-name="Internet_20_link" text:visited-style-name="Visited_20_Internet_20_Link">https://developer.android.com/studio/write/layout-editor.html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Just java</text:p>
          </table:table-cell>
          <table:table-cell table:style-name="Table2.B1" office:value-type="string">
            <text:p text:style-name="P15"><text:a xlink:type="simple" xlink:href="https://classroom.udacity.com/courses/ud836" text:style-name="Internet_20_link" text:visited-style-name="Visited_20_Internet_20_Link">https://classroom.udacity.com/courses/ud836</text:a></text:p>
          </table:table-cell>
        </table:table-row>
        <table:table-row>
          <table:table-cell table:style-name="Table2.A2" office:value-type="string">
            <text:p text:style-name="P16">Common Intents</text:p>
          </table:table-cell>
          <table:table-cell table:style-name="Table2.B2" office:value-type="string">
            <text:p text:style-name="P16"><text:a xlink:type="simple" xlink:href="https://developer.android.com/guide/components/intents-common.html?utm_source=udacity&amp;utm_medium=course&amp;utm_campaign=android_basics" text:style-name="Internet_20_link" text:visited-style-name="Visited_20_Internet_20_Link">https://developer.android.com/guide/components/intents-common.html</text:a></text:p>
          </table:table-cell>
        </table:table-row>
        <table:table-row>
          <table:table-cell table:style-name="Table2.A2" office:value-type="string">
            <text:p text:style-name="P17">Reading and converting Input Stream from/to String</text:p>
          </table:table-cell>
          <table:table-cell table:style-name="Table2.B2" office:value-type="string">
            <text:p text:style-name="P17"><text:a xlink:type="simple" xlink:href="https://stackoverflow.com/questions/309424/read-convert-an-inputstream-to-a-string" text:style-name="Internet_20_link" text:visited-style-name="Visited_20_Internet_20_Link">https://stackoverflow.com/questions/309424/read-convert-an-inputstream-to-a-string</text:a></text:p>
            <text:p text:style-name="P17"/>
          </table:table-cell>
        </table:table-row>
        <table:table-row>
          <table:table-cell table:style-name="Table2.A2" office:value-type="string">
            <text:p text:style-name="P18">Programmable Web Api Directory</text:p>
          </table:table-cell>
          <table:table-cell table:style-name="Table2.B2" office:value-type="string">
            <text:p text:style-name="P17"><text:a xlink:type="simple" xlink:href="http://www.programmableweb.com/apis/directory" office:target-frame-name="_blank" xlink:show="new" text:style-name="Internet_20_link" text:visited-style-name="Visited_20_Internet_20_Link">http://www.programmableweb.com/apis/directory</text:a></text:p>
          </table:table-cell>
        </table:table-row>
        <table:table-row>
          <table:table-cell table:style-name="Table2.A2" office:value-type="string">
            <text:p text:style-name="P18">Google Api Explorer</text:p>
          </table:table-cell>
          <table:table-cell table:style-name="Table2.B2" office:value-type="string">
            <text:p text:style-name="P17"><text:a xlink:type="simple" xlink:href="https://developers.google.com/apis-explorer/#p/" office:target-frame-name="_blank" xlink:show="new" text:style-name="Internet_20_link" text:visited-style-name="Visited_20_Internet_20_Link">https://developers.google.com/apis-explorer/#p/</text:a></text:p>
          </table:table-cell>
        </table:table-row>
        <table:table-row>
          <table:table-cell table:style-name="Table2.A2" office:value-type="string">
            <text:p text:style-name="P18">Data Gov.</text:p>
          </table:table-cell>
          <table:table-cell table:style-name="Table2.B2" office:value-type="string">
            <text:p text:style-name="P17"><text:a xlink:type="simple" xlink:href="http://data.gov/" office:target-frame-name="_blank" xlink:show="new" text:style-name="Internet_20_link" text:visited-style-name="Visited_20_Internet_20_Link">http://data.gov</text:a></text:p>
          </table:table-cell>
        </table:table-row>
        <table:table-row>
          <table:table-cell table:style-name="Table2.A2" office:value-type="string">
            <text:p text:style-name="P19">Design Tips</text:p>
          </table:table-cell>
          <table:table-cell table:style-name="Table2.B2" office:value-type="string">
            <text:p text:style-name="P19"><text:a xlink:type="simple" xlink:href="https://developer.android.com/training/best-ui.html" text:style-name="Internet_20_link" text:visited-style-name="Visited_20_Internet_20_Link">https://developer.android.com/training/best-ui.html</text:a></text:p>
          </table:table-cell>
        </table:table-row>
        <table:table-row>
          <table:table-cell table:style-name="Table2.A2" office:value-type="string">
            <text:p text:style-name="P20">USGS WebSite</text:p>
          </table:table-cell>
          <table:table-cell table:style-name="Table2.B2" office:value-type="string">
            <text:p text:style-name="P19"><text:a xlink:type="simple" xlink:href="http://earthquake.usgs.gov/earthquakes/feed/v1.0/index.php" office:target-frame-name="_blank" xlink:show="new" text:style-name="Internet_20_link" text:visited-style-name="Visited_20_Internet_20_Link">http://earthquake.usgs.gov/earthquakes/feed/v1.0/index.php</text:a></text:p>
          </table:table-cell>
        </table:table-row>
        <table:table-row>
          <table:table-cell table:style-name="Table2.A2" office:value-type="string">
            <text:p text:style-name="P20">USGS Realtime</text:p>
            <text:p text:style-name="P20">Earthquake Data</text:p>
          </table:table-cell>
          <table:table-cell table:style-name="Table2.B2" office:value-type="string">
            <text:p text:style-name="P19"><text:a xlink:type="simple" xlink:href="http://earthquake.usgs.gov/earthquakes/feed/v1.0/index.php" office:target-frame-name="_blank" xlink:show="new" text:style-name="Internet_20_link" text:visited-style-name="Visited_20_Internet_20_Link">http://earthquake.usgs.gov/earthquakes/feed/v1.0/index.php</text:a></text:p>
          </table:table-cell>
        </table:table-row>
        <table:table-row>
          <table:table-cell table:style-name="Table2.A2" office:value-type="string">
            <text:p text:style-name="P21">Reference Documentation</text:p>
            <text:p text:style-name="P21">for permission</text:p>
          </table:table-cell>
          <table:table-cell table:style-name="Table2.B2" office:value-type="string">
            <text:p text:style-name="P21"><text:a xlink:type="simple" xlink:href="https://developer.android.com/reference/android/Manifest.permission.html" text:style-name="Internet_20_link" text:visited-style-name="Visited_20_Internet_20_Link">https://developer.android.com/reference/android/Manifest.permission.html</text:a></text:p>
            <text:p text:style-name="P21"/>
          </table:table-cell>
        </table:table-row>
        <table:table-row>
          <table:table-cell table:style-name="Table2.A2" office:value-type="string">
            <text:p text:style-name="P21">Normal Permission</text:p>
          </table:table-cell>
          <table:table-cell table:style-name="Table2.B2" office:value-type="string">
            <text:p text:style-name="P21"><text:bookmark-start text:name="__DdeLink__438_1659451334"/><text:a xlink:type="simple" xlink:href="https://developer.android.com/guide/topics/permissions/normal-permissions.html" text:style-name="Internet_20_link" text:visited-style-name="Visited_20_Internet_20_Link">https://developer.android.com/guide/topics/permissions/normal-permissions.html</text:a><text:bookmark-end text:name="__DdeLink__438_1659451334"/></text:p>
          </table:table-cell>
        </table:table-row>
        <table:table-row>
          <table:table-cell table:style-name="Table2.A2" office:value-type="string">
            <text:p text:style-name="P21">Dangerous</text:p>
            <text:p text:style-name="P21">Permission</text:p>
          </table:table-cell>
          <table:table-cell table:style-name="Table2.B2" office:value-type="string">
            <text:p text:style-name="P21"><text:a xlink:type="simple" xlink:href="https://developer.android.com/guide/topics/permissions/normal-permissions.html" text:style-name="Internet_20_link" text:visited-style-name="Visited_20_Internet_20_Link">https://developer.android.com/guide/topics/permissions/normal-permissions.html</text:a></text:p>
          </table:table-cell>
        </table:table-row>
        <table:table-row>
          <table:table-cell table:style-name="Table2.A2" office:value-type="string">
            <text:p text:style-name="P22">Http Method Or verb List</text:p>
          </table:table-cell>
          <table:table-cell table:style-name="Table2.B2" office:value-type="string">
            <text:p text:style-name="P22"><text:a xlink:type="simple" xlink:href="http://www.restapitutorial.com/lessons/httpmethods.html" text:style-name="Internet_20_link" text:visited-style-name="Visited_20_Internet_20_Link">http://www.restapitutorial.com/lessons/httpmethods.html</text:a></text:p>
          </table:table-cell>
        </table:table-row>
        <table:table-row>
          <table:table-cell table:style-name="Table2.A2" office:value-type="string">
            <text:p text:style-name="P23">Supporting <text:soft-page-break/>Multiple Screen</text:p>
          </table:table-cell>
          <table:table-cell table:style-name="Table2.B2" office:value-type="string">
            <text:p text:style-name="P22"><text:a xlink:type="simple" xlink:href="https://developer.android.com/guide/practices/screens_support.html" office:target-frame-name="_blank" xlink:show="new" text:style-name="Internet_20_link" text:visited-style-name="Visited_20_Internet_20_Link">https://developer.android.com/guide/practices/screens_support.html</text:a></text:p>
          </table:table-cell>
        </table:table-row>
        <table:table-row>
          <table:table-cell table:style-name="Table2.A2" office:value-type="string">
            <text:p text:style-name="P45">To Study</text:p>
          </table:table-cell>
          <table:table-cell table:style-name="Table2.B2" office:value-type="string">
            <text:p text:style-name="P47"><text:bookmark-start text:name="__DdeLink__228_988209192"/>Intent :- <text:a xlink:type="simple" xlink:href="https://developer.android.com/reference/android/content/Intent.html" text:style-name="Internet_20_link" text:visited-style-name="Visited_20_Internet_20_Link">https://developer.android.com/reference/android/content/Intent.html</text:a><text:bookmark-end text:name="__DdeLink__228_988209192"/></text:p>
            <text:p text:style-name="P48"><text:a xlink:type="simple" xlink:href="https://developer.android.com/guide/components/intents-filters.html" text:style-name="Internet_20_link" text:visited-style-name="Visited_20_Internet_20_Link">https://developer.android.com/guide/components/intents-filters.html</text:a></text:p>
          </table:table-cell>
        </table:table-row>
        <table:table-row>
          <table:table-cell table:style-name="Table2.A2" office:value-type="string">
            <text:p text:style-name="P25">Common Intents</text:p>
          </table:table-cell>
          <table:table-cell table:style-name="Table2.B2" office:value-type="string">
            <text:p text:style-name="P49"><text:a xlink:type="simple" xlink:href="https://developer.android.com/guide/components/intents-common.html" text:style-name="Internet_20_link" text:visited-style-name="Visited_20_Internet_20_Link">https://developer.android.com/guide/components/intents-common.html</text:a></text:p>
            <text:p text:style-name="P49"/>
          </table:table-cell>
        </table:table-row>
        <table:table-row>
          <table:table-cell table:style-name="Table2.A2" office:value-type="string">
            <text:p text:style-name="P24">Loader Article</text:p>
          </table:table-cell>
          <table:table-cell table:style-name="Table2.B2" office:value-type="string">
            <text:p text:style-name="P46"><text:bookmark-start text:name="__DdeLink__226_825648684"/><text:a xlink:type="simple" xlink:href="https://google-developer-training.gitbooks.io/android-developer-fundamentals-course-concepts/content/en/Unit%203/71c_asynctask_and_asynctaskloader_md.html" text:style-name="Internet_20_link" text:visited-style-name="Visited_20_Internet_20_Link">https://google-developer-training.gitbooks.io/android-developer-fundamentals-</text:a><text:a xlink:type="simple" xlink:href="https://google-developer-training.gitbooks.io/android-developer-fundamentals-course-concepts/content/en/Unit%203/71c_asynctask_and_asynctaskloader_md.html" text:style-name="Internet_20_link" text:visited-style-name="Visited_20_Internet_20_Link">course-concepts/content/en/Unit%203/71c_asynctask_and_asynctaskloader_md.html</text:a><text:bookmark-end text:name="__DdeLink__226_825648684"/></text:p>
          </table:table-cell>
        </table:table-row>
        <table:table-row>
          <table:table-cell table:style-name="Table2.A2" office:value-type="string">
            <text:p text:style-name="P26">Activity Launch Mode And Flag</text:p>
          </table:table-cell>
          <table:table-cell table:style-name="Table2.B2" office:value-type="string">
            <text:p text:style-name="P50"><text:a xlink:type="simple" xlink:href="https://www.mobomo.com/2011/06/android-understanding-activity-launchmode/" text:style-name="Internet_20_link" text:visited-style-name="Visited_20_Internet_20_Link">https://www.mobomo.com/2011/06/android-understanding-activity-launchmode/</text:a></text:p>
          </table:table-cell>
        </table:table-row>
        <table:table-row>
          <table:table-cell table:style-name="Table2.A2" office:value-type="string">
            <text:p text:style-name="P27">Material_icon</text:p>
          </table:table-cell>
          <table:table-cell table:style-name="Table2.B2" office:value-type="string">
            <text:p text:style-name="P51"><text:bookmark-start text:name="__DdeLink__331_1073510849"/><text:a xlink:type="simple" xlink:href="https://material.io/icons/" text:style-name="Internet_20_link" text:visited-style-name="Visited_20_Internet_20_Link">https://material.io/icons/</text:a><text:bookmark-end text:name="__DdeLink__331_1073510849"/></text:p>
          </table:table-cell>
        </table:table-row>
        <table:table-row>
          <table:table-cell table:style-name="Table2.A2" office:value-type="string">
            <text:p text:style-name="P28">Android</text:p>
          </table:table-cell>
          <table:table-cell table:style-name="Table2.B2" office:value-type="string">
            <text:p text:style-name="P52"><text:a xlink:type="simple" xlink:href="https://developer.android.com/guide/index.html" text:style-name="Internet_20_link" text:visited-style-name="Visited_20_Internet_20_Link">https://developer.android.com/guide/index.html</text:a></text:p>
          </table:table-cell>
        </table:table-row>
        <table:table-row>
          <table:table-cell table:style-name="Table2.A2" office:value-type="string">
            <text:p text:style-name="P29">File Sharing</text:p>
          </table:table-cell>
          <table:table-cell table:style-name="Table2.B2" office:value-type="string">
            <text:p text:style-name="P54"><text:bookmark-start text:name="__DdeLink__270_972879908"/><text:a xlink:type="simple" xlink:href="https://developer.android.com/training/secure-file-sharing/index.html?utm_campaign=android_series_sharingcontent_012116&amp;utm_source=medium&amp;utm_medium=blog" text:style-name="Internet_20_link" text:visited-style-name="Visited_20_Internet_20_Link">https://developer.android.com/training/secure-file-sharing/index.html?utm_campaign=android_series_sharingcontent_012116&amp;utm_source=medium&amp;utm_medium=blog</text:a><text:bookmark-end text:name="__DdeLink__270_972879908"/></text:p>
          </table:table-cell>
        </table:table-row>
        <table:table-row>
          <table:table-cell table:style-name="Table2.A2" office:value-type="string">
            <text:p text:style-name="P29">Blog on Share Intent</text:p>
          </table:table-cell>
          <table:table-cell table:style-name="Table2.B2" office:value-type="string">
            <text:p text:style-name="P53"><text:bookmark-start text:name="__DdeLink__268_972879908"/><text:a xlink:type="simple" xlink:href="https://medium.com/google-developers/sharing-content-between-android-apps-2e6db9d1368b" text:style-name="Internet_20_link" text:visited-style-name="Visited_20_Internet_20_Link">https://medium.com/google-developers/sharing-content-between-android-apps-2e6db9d1368b</text:a><text:bookmark-end text:name="__DdeLink__268_972879908"/></text:p>
          </table:table-cell>
        </table:table-row>
        <table:table-row>
          <table:table-cell table:style-name="Table2.A2" office:value-type="string">
            <text:p text:style-name="P30">Android Notification</text:p>
          </table:table-cell>
          <table:table-cell table:style-name="Table2.B2" office:value-type="string">
            <text:p text:style-name="P55"><text:a xlink:type="simple" xlink:href="https://developer.android.com/guide/topics/ui/notifiers/notifications.html" text:style-name="Internet_20_link" text:visited-style-name="Visited_20_Internet_20_Link">https://developer.android.com/guide/topics/ui/notifiers/notifications.html</text:a></text:p>
            <text:p text:style-name="P55"/>
          </table:table-cell>
        </table:table-row>
        <table:table-row>
          <table:table-cell table:style-name="Table2.A2" office:value-type="string">
            <text:p text:style-name="P30">Android Notification Design Guideline</text:p>
          </table:table-cell>
          <table:table-cell table:style-name="Table2.B2" office:value-type="string">
            <text:p text:style-name="P55"><text:a xlink:type="simple" xlink:href="https://material.io/guidelines/patterns/notifications.html#notifications-behavior" text:style-name="Internet_20_link" text:visited-style-name="Visited_20_Internet_20_Link">https://material.io/guidelines/patterns/notifications.html#notifications-behavior</text:a></text:p>
            <text:p text:style-name="P55"/>
          </table:table-cell>
        </table:table-row>
        <table:table-row>
          <table:table-cell table:style-name="Table2.A2" office:value-type="string">
            <text:p text:style-name="P31">Using Big View Style in notification</text:p>
          </table:table-cell>
          <table:table-cell table:style-name="Table2.B2" office:value-type="string">
            <text:p text:style-name="P56"><text:a xlink:type="simple" xlink:href="https://developer.android.com/training/notify-user/expanded.html" text:style-name="Internet_20_link" text:visited-style-name="Visited_20_Internet_20_Link">https://developer.android.com/training/notify-user/expanded.html</text:a></text:p>
            <text:p text:style-name="P56"/>
          </table:table-cell>
        </table:table-row>
        <table:table-row>
          <table:table-cell table:style-name="Table2.A2" office:value-type="string">
            <text:p text:style-name="P32">Notification big picture style</text:p>
          </table:table-cell>
          <table:table-cell table:style-name="Table2.B2" office:value-type="string">
            <text:p text:style-name="P57"><text:a xlink:type="simple" xlink:href="https://developer.android.com/reference/android/app/Notification.BigPictureStyle.html" text:style-name="Internet_20_link" text:visited-style-name="Visited_20_Internet_20_Link">https://developer.android.com/reference/android/app/Notification.BigPictureStyle.html</text:a></text:p>
          </table:table-cell>
        </table:table-row>
        <table:table-row>
          <table:table-cell table:style-name="Table2.A2" office:value-type="string">
            <text:p text:style-name="P33">Even Spacing in constraint layout</text:p>
          </table:table-cell>
          <table:table-cell table:style-name="Table2.B2" office:value-type="string">
            <text:p text:style-name="P58"><text:a xlink:type="simple" xlink:href="https://stackoverflow.com/questions/37518745/evenly-spacing-views-using-constraintlayout" text:style-name="Internet_20_link" text:visited-style-name="Visited_20_Internet_20_Link">https://stackoverflow.com/questions/37518745/evenly-spacing-views-using-constraintlayout</text:a></text:p>
            <text:p text:style-name="P58"/>
          </table:table-cell>
        </table:table-row>
        <table:table-row>
          <table:table-cell table:style-name="Table2.A2" office:value-type="string">
            <text:p text:style-name="P34">Creating separate directory for resources</text:p>
          </table:table-cell>
          <table:table-cell table:style-name="Table2.B2" office:value-type="string">
            <text:p text:style-name="P59"><text:a xlink:type="simple" xlink:href="https://stackoverflow.com/questions/32684869/how-does-one-get-dimens-xml-sw600dp-into-android-studio" text:style-name="Internet_20_link" text:visited-style-name="Visited_20_Internet_20_Link">https://stackoverflow.com/questions/32684869/how-does-one-get-dimens-xml-sw600dp-into-android-studio</text:a></text:p>
          </table:table-cell>
        </table:table-row>
        <table:table-row>
          <table:table-cell table:style-name="Table2.A2" office:value-type="string">
            <text:p text:style-name="P35">Changing Spinner Dropdown Icon</text:p>
          </table:table-cell>
          <table:table-cell table:style-name="Table2.B2" office:value-type="string">
            <text:p text:style-name="P60"><text:a xlink:type="simple" xlink:href="https://stackoverflow.com/questions/37411637/change-spinner-dropdown-icon" text:style-name="Internet_20_link" text:visited-style-name="Visited_20_Internet_20_Link">https://stackoverflow.com/questions/37411637/change-spinner-dropdown-icon</text:a></text:p>
            <text:p text:style-name="P60"/>
          </table:table-cell>
        </table:table-row>
        <table:table-row>
          <table:table-cell table:style-name="Table2.A2" office:value-type="string">
            <text:p text:style-name="P36">Online Adroid Unit Converter</text:p>
          </table:table-cell>
          <table:table-cell table:style-name="Table2.B2" office:value-type="string">
            <text:p text:style-name="P62"><text:bookmark-start text:name="__DdeLink__381_1507500869"/><text:bookmark-start text:name="__DdeLink__384_280212605"/><text:a xlink:type="simple" xlink:href="https://pixplicity.com/dp-px-converter/" text:style-name="Internet_20_link" text:visited-style-name="Visited_20_Internet_20_Link">https://pixplicity.com/dp-px-converter/</text:a><text:bookmark-end text:name="__DdeLink__381_1507500869"/><text:bookmark-end text:name="__DdeLink__384_280212605"/></text:p>
            <text:p text:style-name="P62"/>
          </table:table-cell>
        </table:table-row>
        <table:table-row>
          <table:table-cell table:style-name="Table2.A2" office:value-type="string">
            <text:p text:style-name="P37">Input Filter Documentation </text:p>
            <text:p text:style-name="P37">Problem</text:p>
          </table:table-cell>
          <table:table-cell table:style-name="Table2.B2" office:value-type="string">
            <text:p text:style-name="P63"><text:bookmark-start text:name="__DdeLink__405_1511908085"/><text:a xlink:type="simple" xlink:href="https://androidrant.com/2012/10/05/edittext-filtering-overcomplicated-and-poorly-documented/" text:style-name="Internet_20_link" text:visited-style-name="Visited_20_Internet_20_Link">https://androidrant.com/2012/10/05/edittext-filtering-overcomplicated-and-poorly-documented/</text:a><text:bookmark-end text:name="__DdeLink__405_1511908085"/></text:p>
          </table:table-cell>
        </table:table-row>
        <table:table-row>
          <table:table-cell table:style-name="Table2.A2" office:value-type="string">
            <text:p text:style-name="P37">Input Filter Partial Solution</text:p>
          </table:table-cell>
          <table:table-cell table:style-name="Table2.B2" office:value-type="string">
            <text:p text:style-name="P63"><text:a xlink:type="simple" xlink:href="https://stackoverflow.com/questions/3349121/how-do-i-use-inputfilter-to-limit-characters-in-an-edittext-in-android/12656159#12656159" text:style-name="Internet_20_link" text:visited-style-name="Visited_20_Internet_20_Link">https://stackoverflow.com/questions/3349121/how-do-i-use-inputfilter-to-limit-characters-in-an-edittext-in-android/12656159#12656159</text:a></text:p>
          </table:table-cell>
        </table:table-row>
        <table:table-row>
          <table:table-cell table:style-name="Table2.A2" office:value-type="string">
            <text:p text:style-name="P38">Creating Square <text:soft-page-break/>Photo</text:p>
          </table:table-cell>
          <table:table-cell table:style-name="Table2.B2" office:value-type="string">
            <text:p text:style-name="P64"><text:a xlink:type="simple" xlink:href="https://kylewbanks.com/blog/tutorial-square-camera-with-preview-on-android" text:style-name="Internet_20_link" text:visited-style-name="Visited_20_Internet_20_Link">https://kylewbanks.com/blog/tutorial-square-camera-with-preview-on-android</text:a></text:p>
            <text:p text:style-name="P64"><text:soft-page-break/></text:p>
          </table:table-cell>
        </table:table-row>
        <table:table-row>
          <table:table-cell table:style-name="Table2.A2" office:value-type="string">
            <text:p text:style-name="P39">Scaling down to square photo</text:p>
          </table:table-cell>
          <table:table-cell table:style-name="Table2.B2" office:value-type="string">
            <text:p text:style-name="P65"><text:a xlink:type="simple" xlink:href="https://stackoverflow.com/questions/34891257/scaling-down-and-making-image-square-in-android" text:style-name="Internet_20_link" text:visited-style-name="Visited_20_Internet_20_Link">https://stackoverflow.com/questions/34891257/scaling-down-and-making-image-square-in-android</text:a></text:p>
          </table:table-cell>
        </table:table-row>
        <table:table-row>
          <table:table-cell table:style-name="Table2.A2" office:value-type="string">
            <text:p text:style-name="P40">Cloning a specific branch in git </text:p>
          </table:table-cell>
          <table:table-cell table:style-name="Table2.B2" office:value-type="string">
            <text:p text:style-name="P66"><text:a xlink:type="simple" xlink:href="https://www.youtube.com/watch?v=sLqsf5l_XsA" text:style-name="Internet_20_link" text:visited-style-name="Visited_20_Internet_20_Link">https://www.youtube.com/watch?v=sLqsf5l_XsA</text:a></text:p>
            <text:p text:style-name="P66"/>
          </table:table-cell>
        </table:table-row>
        <table:table-row>
          <table:table-cell table:style-name="Table2.A2" office:value-type="string">
            <text:p text:style-name="P41">Constraint Layout Animation</text:p>
          </table:table-cell>
          <table:table-cell table:style-name="Table2.B2" office:value-type="string">
            <text:p text:style-name="P67"><text:a xlink:type="simple" xlink:href="https://robinhood.engineering/beautiful-animations-using-android-constraintlayout-eee5b72ecae3" text:style-name="Internet_20_link" text:visited-style-name="Visited_20_Internet_20_Link">https://robinhood.engineering/beautiful-animations-using-android-constraintlayout-eee5b72ecae3</text:a></text:p>
          </table:table-cell>
        </table:table-row>
        <table:table-row>
          <table:table-cell table:style-name="Table2.A2" office:value-type="string">
            <text:p text:style-name="P42">Constraint Layout Blog</text:p>
          </table:table-cell>
          <table:table-cell table:style-name="Table2.B2" office:value-type="string">
            <text:p text:style-name="P68"><text:a xlink:type="simple" xlink:href="https://medium.com/@nomanr/constraintlayout-chains-4f3b58ea15bb" text:style-name="Internet_20_link" text:visited-style-name="Visited_20_Internet_20_Link">https://medium.com/@nomanr/constraintlayout-chains-4f3b58ea15bb</text:a></text:p>
          </table:table-cell>
        </table:table-row>
        <table:table-row>
          <table:table-cell table:style-name="Table2.A2" office:value-type="string">
            <text:p text:style-name="P43">Moving nav icon</text:p>
            <text:p text:style-name="P43">to right</text:p>
          </table:table-cell>
          <table:table-cell table:style-name="Table2.B2" office:value-type="string">
            <text:p text:style-name="P69"><text:a xlink:type="simple" xlink:href="https://stackoverflow.com/posts/43767825/edit" text:style-name="Internet_20_link" text:visited-style-name="Visited_20_Internet_20_Link">https://stackoverflow.com/posts/43767825/edit</text:a></text:p>
            <text:p text:style-name="P69"/>
          </table:table-cell>
        </table:table-row>
        <table:table-row>
          <table:table-cell table:style-name="Table2.A2" office:value-type="string">
            <text:p text:style-name="P43">Implementing Navigation Drawer Using Menu</text:p>
          </table:table-cell>
          <table:table-cell table:style-name="Table2.B2" office:value-type="string">
            <text:p text:style-name="P69"><text:a xlink:type="simple" xlink:href="https://ptyagicodecamp.github.io/adding-menu-items-in-navigation-drawer-dynamically.html" text:style-name="Internet_20_link" text:visited-style-name="Visited_20_Internet_20_Link">https://ptyagicodecamp.github.io/adding-menu-items-in-navigation-drawer-dynamically.html</text:a></text:p>
            <text:p text:style-name="P69"/>
            <text:p text:style-name="P69"><text:a xlink:type="simple" xlink:href="https://www.androidhive.info/2013/11/android-sliding-menu-using-navigation-drawer/" text:style-name="Internet_20_link" text:visited-style-name="Visited_20_Internet_20_Link">https://www.androidhive.info/2013/11/android-sliding-menu-using-navigation-drawer/</text:a></text:p>
            <text:p text:style-name="P69"/>
            <text:p text:style-name="P69"><text:a xlink:type="simple" xlink:href="https://developer.android.com/training/implementing-navigation/nav-drawer.html" text:style-name="Internet_20_link" text:visited-style-name="Visited_20_Internet_20_Link">https://developer.android.com/training/implementing-navigation/nav-drawer.html</text:a></text:p>
          </table:table-cell>
        </table:table-row>
        <table:table-row>
          <table:table-cell table:style-name="Table2.A2" office:value-type="string">
            <text:p text:style-name="P44">Downloading image with okhttp[Post By How To Program]</text:p>
          </table:table-cell>
          <table:table-cell table:style-name="Table2.B2" office:value-type="string">
            <text:p text:style-name="P70"><text:a xlink:type="simple" xlink:href="https://howtoprogram.xyz/2016/11/17/download-a-file-with-okhttp/" text:style-name="Internet_20_link" text:visited-style-name="Visited_20_Internet_20_Link">https://howtoprogram.xyz/2016/11/17/download-a-file-with-okhttp/</text:a></text:p>
            <text:p text:style-name="P70"/>
          </table:table-cell>
        </table:table-row>
        <table:table-row>
          <table:table-cell table:style-name="Table2.A2" office:value-type="string">
            <text:p text:style-name="P73">OCR API of Google vision</text:p>
          </table:table-cell>
          <table:table-cell table:style-name="Table2.B2" office:value-type="string">
            <text:p text:style-name="P74"><text:a xlink:type="simple" xlink:href="https://developers.google.com/vision/text-overview" text:style-name="Internet_20_link" text:visited-style-name="Visited_20_Internet_20_Link">https://developers.google.com/vision/text-overview</text:a></text:p>
            <text:p text:style-name="P74"/>
          </table:table-cell>
        </table:table-row>
      </table:table>
      <text:p text:style-name="P71"/>
      <text:p text:style-name="P71"/>
      <text:p text:style-name="P72">server_ip_address :-172.16.205.1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1:59:56.020466449</meta:creation-date>
    <dc:date>2017-11-24T12:39:37.135355701</dc:date>
    <meta:editing-duration>PT11H36M3S</meta:editing-duration>
    <meta:editing-cycles>59</meta:editing-cycles>
    <meta:generator>LibreOffice/5.1.6.2$Linux_X86_64 LibreOffice_project/10m0$Build-2</meta:generator>
    <meta:document-statistic meta:table-count="2" meta:image-count="0" meta:object-count="0" meta:page-count="3" meta:paragraph-count="110" meta:word-count="230" meta:character-count="4917" meta:non-whitespace-character-count="4797"/>
  </office:meta>
</office:document-meta>
</file>